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bad8" style:font-size-asian="12pt" style:font-size-complex="12pt"/>
    </style:style>
    <style:style style:name="P2" style:family="paragraph" style:parent-style-name="Preformatted_20_Text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Preformatted_20_Text">
      <style:text-properties style:font-name="FreeMono" fo:font-size="10pt" officeooo:paragraph-rsid="0009bad8" style:font-size-asian="10pt" style:font-size-complex="10pt"/>
    </style:style>
    <style:style style:name="P4" style:family="paragraph" style:parent-style-name="Preformatted_20_Text">
      <style:text-properties style:font-name="FreeMono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officeooo:paragraph-rsid="0009bad8"/>
    </style:style>
    <style:style style:name="P6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style:font-name="FreeMono" fo:font-size="10pt" officeooo:rsid="000965e0" officeooo:paragraph-rsid="0009bad8" style:font-size-asian="10pt" style:font-size-complex="10pt"/>
    </style:style>
    <style:style style:name="P9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P11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12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officeooo:paragraph-rsid="000c7fc8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09bad8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0c7fc8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5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6" style:family="text">
      <style:text-properties fo:color="#000000" loext:opacity="100%" style:font-name="Liberation Serif" fo:font-style="normal" style:text-underline-style="none" officeooo:rsid="000c7fc8" style:font-style-asian="normal" style:font-style-complex="normal"/>
    </style:style>
    <style:style style:name="T7" style:family="text">
      <style:text-properties fo:color="#000000" loext:opacity="100%" style:font-name="Liberation Serif" style:text-underline-style="none" fo:font-weight="bold" style:font-weight-asian="bold" style:font-weight-complex="bold"/>
    </style:style>
    <style:style style:name="T8" style:family="text">
      <style:text-properties fo:color="#000000" loext:opacity="100%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officeooo:rsid="0009b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Kushal Kishor Shankhapal</text:p>
      <text:p text:style-name="P7"/>
      <text:p text:style-name="P10"><text:a xlink:type="simple" xlink:href="https://github.com/Kushal-Dev94/SPPU_Lab_Assignments/tree/main/LP3/Group_A_1_Conflation_Algorithm" text:style-name="Internet_20_link" text:visited-style-name="Visited_20_Internet_20_Link"><text:span text:style-name="T1">Group A, Assignment </text:span></text:a><text:span text:style-name="T3">3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4"><text:s/></text:span></text:a><text:span text:style-name="T6">D</text:span><text:span text:style-name="T5">ocument </text:span><text:span text:style-name="T6">R</text:span><text:span text:style-name="T5">etrieval</text:span></text:p>
      <text:p text:style-name="P11">Problem Statement:</text:p>
      <text:p text:style-name="P12"><text:span text:style-name="T9">To implement a program for Retrieval of documents using inverted files</text:span></text:p>
      <text:p text:style-name="P12"><text:span text:style-name="T9"/></text:p>
      <text:p text:style-name="P12"><text:bookmark text:name="file-name-id"/><text:span text:style-name="T10">document_retrieval.py</text:span></text:p>
      <text:p text:style-name="P5"><text:span text:style-name="T7"/></text:p>
      <text:p text:style-name="P9">import re</text:p>
      <text:p text:style-name="P9">from collections import defaultdict</text:p>
      <text:p text:style-name="P9"/>
      <text:p text:style-name="P9">def preprocess(text):</text:p>
      <text:p text:style-name="P9"><text:s text:c="4"/># Simple tokenizer: lowercasing and split by non-alphanumeric chars</text:p>
      <text:p text:style-name="P9"><text:s text:c="4"/>return re.findall(r'\b\w+\b', text.lower())</text:p>
      <text:p text:style-name="P9"/>
      <text:p text:style-name="P9">def build_inverted_index(documents):</text:p>
      <text:p text:style-name="P9"><text:s text:c="4"/># documents: dict {doc_id: text}</text:p>
      <text:p text:style-name="P9"><text:s text:c="4"/>inverted_index = defaultdict(lambda: defaultdict(list))</text:p>
      <text:p text:style-name="P9"><text:s text:c="4"/># word -&gt; {doc_id: [positions]}</text:p>
      <text:p text:style-name="P9"><text:s text:c="4"/>for doc_id, text in documents.items():</text:p>
      <text:p text:style-name="P9"><text:s text:c="8"/>words = preprocess(text)</text:p>
      <text:p text:style-name="P9"><text:s text:c="8"/>for pos, word in enumerate(words):</text:p>
      <text:p text:style-name="P9"><text:s text:c="12"/>inverted_index[word][doc_id].append(pos)</text:p>
      <text:p text:style-name="P9"><text:s text:c="4"/>return inverted_index</text:p>
      <text:p text:style-name="P9"/>
      <text:p text:style-name="P9">def search_single_word(inverted_index, word):</text:p>
      <text:p text:style-name="P9"><text:s text:c="4"/>word = word.lower()</text:p>
      <text:p text:style-name="P9"><text:s text:c="4"/>if word in inverted_index:</text:p>
      <text:p text:style-name="P9"><text:s text:c="8"/>return inverted_index[word]</text:p>
      <text:p text:style-name="P9"><text:s text:c="4"/>else:</text:p>
      <text:p text:style-name="P9"><text:s text:c="8"/>return {}</text:p>
      <text:p text:style-name="P9"/>
      <text:p text:style-name="P9">def search_phrase(inverted_index, phrase, documents):</text:p>
      <text:p text:style-name="P9"><text:s text:c="4"/>words = preprocess(phrase)</text:p>
      <text:p text:style-name="P9"><text:s text:c="4"/>if not words:</text:p>
      <text:p text:style-name="P9"><text:s text:c="8"/>return {}</text:p>
      <text:p text:style-name="P9"><text:s text:c="4"/></text:p>
      <text:p text:style-name="P9"><text:s text:c="4"/># Get occurrence dict for each word</text:p>
      <text:p text:style-name="P9"><text:s text:c="4"/>occurrence_dicts = [inverted_index.get(w, {}) for w in words]</text:p>
      <text:p text:style-name="P9"><text:s text:c="4"/>if any(not d for d in occurrence_dicts):</text:p>
      <text:p text:style-name="P9"><text:s text:c="8"/># If any word not found, phrase not found</text:p>
      <text:p text:style-name="P9"><text:s text:c="8"/>return {}</text:p>
      <text:p text:style-name="P9"/>
      <text:p text:style-name="P9"><text:s text:c="4"/># Find docs containing all words</text:p>
      <text:p text:style-name="P9"><text:s text:c="4"/>common_docs = set(occurrence_dicts[0].keys())</text:p>
      <text:p text:style-name="P9"><text:s text:c="4"/>for d in occurrence_dicts[1:]:</text:p>
      <text:p text:style-name="P9"><text:s text:c="8"/>common_docs &amp;= d.keys()</text:p>
      <text:p text:style-name="P9"><text:s text:c="4"/>if not common_docs:</text:p>
      <text:p text:style-name="P9"><text:s text:c="8"/>return {}</text:p>
      <text:p text:style-name="P9"/>
      <text:p text:style-name="P9"><text:s text:c="4"/>result = {}</text:p>
      <text:p text:style-name="P9"><text:s text:c="4"/># For each common doc, check if words appear in sequence</text:p>
      <text:p text:style-name="P9"><text:s text:c="4"/>for doc in common_docs:</text:p>
      <text:p text:style-name="P9"><text:s text:c="8"/>positions_lists = [occurrence_dicts[i][doc] for i in range(len(words))]</text:p>
      <text:p text:style-name="P9"><text:s text:c="8"/># Check for sequential positions</text:p>
      <text:p text:style-name="P9"><text:s text:c="8"/>for start_pos in positions_lists[0]:</text:p>
      <text:p text:style-name="P9"><text:s text:c="12"/>if all((start_pos + i) in positions_lists[i] for i in range(len(words))):</text:p>
      <text:p text:style-name="P9"><text:s text:c="16"/>result.setdefault(doc, []).append(start_pos)</text:p>
      <text:p text:style-name="P9"><text:s text:c="4"/>return result</text:p>
      <text:p text:style-name="P9"/>
      <text:p text:style-name="P9">def print_results(results, documents):</text:p>
      <text:p text:style-name="P9"><text:s text:c="4"/>if not results:</text:p>
      <text:p text:style-name="P9"><text:s text:c="8"/>print("No matches found.")</text:p>
      <text:p text:style-name="P9"><text:soft-page-break/><text:s text:c="8"/>return</text:p>
      <text:p text:style-name="P9"><text:s text:c="4"/>for doc, positions in results.items():</text:p>
      <text:p text:style-name="P9"><text:s text:c="8"/>print(f"Document ID: {doc}")</text:p>
      <text:p text:style-name="P9"><text:s text:c="8"/>for pos in positions:</text:p>
      <text:p text:style-name="P9"><text:s text:c="12"/>snippet = documents[doc].split()[pos:pos+5]</text:p>
      <text:p text:style-name="P9"><text:s text:c="12"/>print("...", " ".join(snippet), "...")</text:p>
      <text:p text:style-name="P9"><text:s text:c="8"/>print()</text:p>
      <text:p text:style-name="P9"/>
      <text:p text:style-name="P9"># Example usage</text:p>
      <text:p text:style-name="P9">documents = {</text:p>
      <text:p text:style-name="P9"><text:s text:c="4"/>1: "This is a text. A text has many words. Words are made from letters.",</text:p>
      <text:p text:style-name="P9"><text:s text:c="4"/>2: "Letters are important in words and text."</text:p>
      <text:p text:style-name="P9">}</text:p>
      <text:p text:style-name="P9"/>
      <text:p text:style-name="P9">index = build_inverted_index(documents)</text:p>
      <text:p text:style-name="P9"/>
      <text:p text:style-name="P9">print("This is our document: \n")</text:p>
      <text:p text:style-name="P9">for lines in documents:</text:p>
      <text:p text:style-name="P9"><text:tab/>print("Line " + str(lines) + <text:s/>": " + documents[lines] + "\n")</text:p>
      <text:p text:style-name="P9"/>
      <text:p text:style-name="P9">query_word = input("Enter a single word to search: ")</text:p>
      <text:p text:style-name="P9">print(f"Search results for single word '{query_word}':")</text:p>
      <text:p text:style-name="P9">results = search_single_word(index, query_word)</text:p>
      <text:p text:style-name="P9">print_results(results, documents)</text:p>
      <text:p text:style-name="P9"/>
      <text:p text:style-name="P9">query_phrase = input("Enter phrase to search: ")</text:p>
      <text:p text:style-name="P9">print(f"Search results for phrase '{query_phrase}':")</text:p>
      <text:p text:style-name="P9">results = search_phrase(index, query_phrase, documents)</text:p>
      <text:p text:style-name="P9">print_results(results, documents)</text:p>
      <text:p text:style-name="P4"/>
      <text:h text:style-name="P1" text:outline-level="1"><text:span text:style-name="T11">O</text:span>utput:</text:h>
      <text:p text:style-name="P8">$ python3 Document_Retrieval.py</text:p>
      <text:p text:style-name="P8">This is our document: </text:p>
      <text:p text:style-name="P8"/>
      <text:p text:style-name="P8">Line 1: This is a text. A text has many words. Words are made from letters.</text:p>
      <text:p text:style-name="P8"/>
      <text:p text:style-name="P8">Line 2: Letters are important in words and text.</text:p>
      <text:p text:style-name="P8"/>
      <text:p text:style-name="P8">Enter a single word to search: text</text:p>
      <text:p text:style-name="P8">Search results for single word 'text':</text:p>
      <text:p text:style-name="P8">Document ID: 1</text:p>
      <text:p text:style-name="P8">... text. A text has many ...</text:p>
      <text:p text:style-name="P8">... text has many words. Words ...</text:p>
      <text:p text:style-name="P8"/>
      <text:p text:style-name="P8">Document ID: 2</text:p>
      <text:p text:style-name="P8">... text. ...</text:p>
      <text:p text:style-name="P8"/>
      <text:p text:style-name="P8">Enter phrase to search: a text</text:p>
      <text:p text:style-name="P8">Search results for phrase 'a text':</text:p>
      <text:p text:style-name="P8">Document ID: 1</text:p>
      <text:p text:style-name="P8">... a text. A text has ...</text:p>
      <text:p text:style-name="P8">... A text has many words.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1T14:39:52.977355187</dc:date>
    <meta:editing-duration>PT13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4" meta:word-count="426" meta:character-count="3351" meta:non-whitespace-character-count="2702"/>
  </office:meta>
</office:document-meta>
</file>